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rsid="001eeb3b" officeooo:paragraph-rsid="001eeb3b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eeb3b" officeooo:paragraph-rsid="001eeb3b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Arial" fo:font-size="12pt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Arial" fo:font-size="12pt" officeooo:rsid="001c5278" officeooo:paragraph-rsid="001c5278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2pt" fo:font-weight="bold" officeooo:rsid="001c5278" officeooo:paragraph-rsid="001c5278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Arial" fo:font-size="12pt" fo:font-weight="bold" officeooo:rsid="001dd190" officeooo:paragraph-rsid="001e81cf" style:font-size-asian="12pt" style:font-weight-asian="bold" style:font-size-complex="12pt" style:font-weight-complex="bold"/>
    </style:style>
    <style:style style:name="T1" style:family="text">
      <style:text-properties officeooo:rsid="001a609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5278" style:font-weight-asian="normal" style:font-weight-complex="normal"/>
    </style:style>
    <style:style style:name="T4" style:family="text">
      <style:text-properties fo:font-weight="normal" officeooo:rsid="001e81cf" style:font-weight-asian="normal" style:font-weight-complex="normal"/>
    </style:style>
    <style:style style:name="T5" style:family="text">
      <style:text-properties fo:font-weight="normal" officeooo:rsid="001eeb3b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c5278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76 – </text:span><text:span text:style-name="T2">COMANDOS LSUSB, HWINFO, LSDEV, LSMOD, LSPCI – CONSULTA AO HARDWARE DO SISTEMA LINUX</text:span></text:h>
      <text:p text:style-name="P4"><text:span text:style-name="T2"/></text:p>
      <text:p text:style-name="P5"><text:span text:style-name="T6">*** </text:span><text:span text:style-name="T7">LSMOD, LSDEV, HWINFO, LSPCI, LSUSB </text:span><text:span text:style-name="T6">***</text:span><text:span text:style-name="T2"> </text:span></text:p>
      <text:p text:style-name="P6"><text:span text:style-name="T6">lsmod – </text:span><text:span text:style-name="T2">informações sobre os módulos carregados atualmente</text:span><text:span text:style-name="T6"> /proc/modules</text:span></text:p>
      <text:p text:style-name="P6"><text:span text:style-name="T6">lsdev – </text:span><text:span text:style-name="T2">informações sobre o hardware do sistema: IRQ, DMA, E/S</text:span></text:p>
      <text:p text:style-name="P6"><text:span text:style-name="T2">Instalação:</text:span></text:p>
      <text:p text:style-name="P7">apt-get install procinfo</text:p>
      <text:p text:style-name="P7">hwinfo – <text:span text:style-name="T2">toda configuração de hw do sistema</text:span></text:p>
      <text:p text:style-name="P7"><text:span text:style-name="T2">Instalação: </text:span></text:p>
      <text:p text:style-name="P7">apt install hwinfo</text:p>
      <text:p text:style-name="P8">lspci – <text:span text:style-name="T3">informações </text:span><text:span text:style-name="T4">detalhadas sobre os barramentos PCI </text:span><text:span text:style-name="T5">e seus dispositivos</text:span></text:p>
      <text:p text:style-name="P2">lspci <text:s/>-vv – modo verboso</text:p>
      <text:p text:style-name="P2"/>
      <text:p text:style-name="P3">lspic – <text:span text:style-name="T2">Exibe listagem dos barramentos USB e seus dispositivos</text:span></text:p>
      <text:p text:style-name="P3"><text:span text:style-name="T2"/></text:p>
      <text:p text:style-name="P3"><text:span text:style-name="T2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2:17:15.682901699</meta:creation-date>
    <dc:date>2020-08-07T14:56:09.342037136</dc:date>
    <meta:editing-duration>PT1H48M7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12" meta:word-count="76" meta:character-count="535" meta:non-whitespace-character-count="460"/>
  </office:meta>
</office:document-meta>
</file>